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  <table:table-cell table:number-columns-repeated="2"/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029">
            <text:p>0.0029</text:p>
          </table:table-cell>
          <table:table-cell table:number-columns-repeated="4"/>
          <table:table-cell table:formula="of:=[.B5]/[.C5]" office:value-type="float" office:value="96.551724137931">
            <text:p>96.55</text:p>
          </table:table-cell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0614">
            <text:p>0.0614</text:p>
          </table:table-cell>
          <table:table-cell table:number-columns-repeated="4"/>
          <table:table-cell table:formula="of:=[.B6]/[.C6]" office:value-type="float" office:value="314.820846905537">
            <text:p>314.82</text:p>
          </table:table-cell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table:number-columns-repeated="4"/>
          <table:table-cell table:formula="of:=[.B7]/[.C7]" office:value-type="float" office:value="0">
            <text:p>0</text:p>
          </table:table-cell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office:value-type="float" office:value="0.001">
            <text:p>0.0010</text:p>
          </table:table-cell>
          <table:table-cell table:number-columns-repeated="4"/>
          <table:table-cell table:formula="of:=[.B8]/[.C8]" office:value-type="float" office:value="600">
            <text:p>600</text:p>
          </table:table-cell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0.5485">
            <text:p>0.5485</text:p>
          </table:table-cell>
          <table:table-cell table:number-columns-repeated="4"/>
          <table:table-cell table:formula="of:=[.B9]/[.C9]" office:value-type="float" office:value="236.681859617138">
            <text:p>236.68</text:p>
          </table:table-cell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5.2833">
            <text:p>5.2833</text:p>
          </table:table-cell>
          <table:table-cell table:number-columns-repeated="4"/>
          <table:table-cell table:formula="of:=[.B10]/[.C10]" office:value-type="float" office:value="342.070296973483">
            <text:p>342.07</text:p>
          </table:table-cell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table:number-columns-repeated="4"/>
          <table:table-cell table:formula="of:=[.B11]/[.C11]" office:value-type="float" office:value="0">
            <text:p>0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table:number-columns-repeated="4"/>
          <table:table-cell table:formula="of:=[.B12]/[.C12]" office:value-type="float" office:value="0">
            <text:p>0</text:p>
          </table:table-cell>
        </table:table-row>
        <table:table-row table:style-name="ro1" table:number-rows-repeated="22">
          <table:table-cell table:number-columns-repeated="8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7"/>
        </table:table-row>
        <table:table-row table:style-name="ro1" table:number-rows-repeated="6550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65.9609">
            <text:p>265.96</text:p>
          </table:table-cell>
          <table:table-cell table:number-columns-repeated="3"/>
        </table:table-row>
        <table:table-row table:style-name="ro1">
          <table:table-cell office:value-type="string">
            <text:p>50-100</text:p>
          </table:table-cell>
          <table:table-cell/>
          <table:table-cell office:value-type="float" office:value="20513.0654">
            <text:p>20513.07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22/10/2010</text:date>, <text:time>09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22T09:19:50</dc:date>
    <meta:editing-duration>PT07H58M55S</meta:editing-duration>
    <meta:editing-cycles>7</meta:editing-cycles>
    <meta:generator>OpenOffice.org/3.2$Unix OpenOffice.org_project/320m12$Build-9483</meta:generator>
    <meta:document-statistic meta:table-count="2" meta:cell-count="58" meta:object-count="0"/>
  </office:meta>
</office:document-meta>
</file>